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bae" officeooo:paragraph-rsid="000f8bae"/>
    </style:style>
    <style:style style:name="P2" style:family="paragraph" style:parent-style-name="Standard">
      <style:text-properties officeooo:rsid="0010c81a" officeooo:paragraph-rsid="0010c81a"/>
    </style:style>
    <style:style style:name="P3" style:family="paragraph" style:parent-style-name="Standard">
      <style:text-properties officeooo:rsid="0010c81a" officeooo:paragraph-rsid="0010c81a"/>
    </style:style>
    <style:style style:name="P4" style:family="paragraph" style:parent-style-name="Standard">
      <style:text-properties officeooo:rsid="0010c81a" officeooo:paragraph-rsid="00157296"/>
    </style:style>
    <style:style style:name="P5" style:family="paragraph" style:parent-style-name="Standard">
      <style:text-properties officeooo:rsid="0010c81a" officeooo:paragraph-rsid="00188c93"/>
    </style:style>
    <style:style style:name="P6" style:family="paragraph" style:parent-style-name="Standard">
      <style:text-properties officeooo:rsid="000f8bae" officeooo:paragraph-rsid="000f8bae"/>
    </style:style>
    <style:style style:name="P7" style:family="paragraph" style:parent-style-name="Standard">
      <style:text-properties officeooo:rsid="000f8bae" officeooo:paragraph-rsid="00188c93"/>
    </style:style>
    <style:style style:name="P8" style:family="paragraph" style:parent-style-name="Standard">
      <style:text-properties officeooo:rsid="0014f0c7" officeooo:paragraph-rsid="0014f0c7"/>
    </style:style>
    <style:style style:name="P9" style:family="paragraph" style:parent-style-name="Standard">
      <style:text-properties officeooo:rsid="0014f0c7" officeooo:paragraph-rsid="0016301a"/>
    </style:style>
    <style:style style:name="P10" style:family="paragraph" style:parent-style-name="Standard">
      <style:text-properties officeooo:rsid="0014f0c7" officeooo:paragraph-rsid="00188c93"/>
    </style:style>
    <style:style style:name="P11" style:family="paragraph" style:parent-style-name="Standard">
      <style:text-properties officeooo:rsid="00188c93" officeooo:paragraph-rsid="00188c93"/>
    </style:style>
    <style:style style:name="P12" style:family="paragraph" style:parent-style-name="Preformatted_20_Text">
      <style:text-properties fo:font-variant="normal" fo:text-transform="none" fo:color="#666666" style:font-name="monospace" fo:font-size="9.75pt" fo:letter-spacing="normal" fo:font-style="normal" fo:font-weight="normal" officeooo:rsid="000f8bae" officeooo:paragraph-rsid="000f8bae"/>
    </style:style>
    <style:style style:name="T1" style:family="text">
      <style:text-properties officeooo:rsid="000ff4ef"/>
    </style:style>
    <style:style style:name="T2" style:family="text">
      <style:text-properties officeooo:rsid="0014f0c7"/>
    </style:style>
    <style:style style:name="T3" style:family="text">
      <style:text-properties officeooo:rsid="00157296"/>
    </style:style>
    <style:style style:name="T4" style:family="text">
      <style:text-properties officeooo:rsid="0016301a"/>
    </style:style>
    <style:style style:name="T5" style:family="text">
      <style:text-properties officeooo:rsid="0016a9e6"/>
    </style:style>
    <style:style style:name="T6" style:family="text">
      <style:text-properties officeooo:rsid="00188c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ala-shell queries</text:p>
      <text:p text:style-name="P1"/>
      <text:p text:style-name="P12">impala-shell -i localhost --quiet</text:p>
      <text:p text:style-name="P1"/>
      <text:p text:style-name="P1"/>
      <text:p text:style-name="P1">sudo -u hdfs hadoop distcp hftp://<text:span text:style-name="T1">ip-172-31-1-166</text:span>:50070/<text:span text:style-name="T1">user/hive/warehouse/reddit_csv/ hdfs:///data/reddit_csv/</text:span></text:p>
      <text:p text:style-name="P1"/>
      <text:p text:style-name="P2">CREATE EXTERNAL TABLE reddit_csv (</text:p>
      <text:p text:style-name="P2"><text:s text:c="2"/>archived <text:s text:c="16"/>boolean,</text:p>
      <text:p text:style-name="P2"><text:s text:c="2"/>author <text:s text:c="18"/>string,</text:p>
      <text:p text:style-name="P2"><text:s text:c="2"/>author_flair_css_class <text:s text:c="2"/>string,</text:p>
      <text:p text:style-name="P2"><text:s text:c="2"/>author_flair_text <text:s text:c="7"/>string,</text:p>
      <text:p text:style-name="P2"><text:s text:c="2"/>body <text:s text:c="20"/>string,</text:p>
      <text:p text:style-name="P2"><text:s text:c="2"/>controversiality <text:s text:c="8"/>int,</text:p>
      <text:p text:style-name="P2"><text:s text:c="2"/>created_utc <text:s text:c="13"/>string,</text:p>
      <text:p text:style-name="P2"><text:s text:c="2"/>distinguished <text:s text:c="11"/>string,</text:p>
      <text:p text:style-name="P2"><text:s text:c="2"/>downs <text:s text:c="19"/>int,</text:p>
      <text:p text:style-name="P2"><text:s text:c="2"/>edited <text:s text:c="18"/>boolean,</text:p>
      <text:p text:style-name="P2"><text:s text:c="2"/>gilded <text:s text:c="18"/>int,</text:p>
      <text:p text:style-name="P2"><text:s text:c="2"/>id <text:s text:c="22"/>string,</text:p>
      <text:p text:style-name="P2"><text:s text:c="2"/>link_id <text:s text:c="17"/>string,</text:p>
      <text:p text:style-name="P2"><text:s text:c="2"/>name <text:s text:c="20"/>string,</text:p>
      <text:p text:style-name="P2"><text:s text:c="2"/>parent_id <text:s text:c="15"/>string,</text:p>
      <text:p text:style-name="P2"><text:s text:c="2"/>removal_reason <text:s text:c="10"/>string,</text:p>
      <text:p text:style-name="P2"><text:s text:c="2"/>retrieved_on <text:s text:c="12"/>timestamp,</text:p>
      <text:p text:style-name="P2"><text:s text:c="2"/>score <text:s text:c="19"/>int,</text:p>
      <text:p text:style-name="P2"><text:s text:c="2"/>score_hidden <text:s text:c="12"/>boolean,</text:p>
      <text:p text:style-name="P2"><text:s text:c="2"/>subreddit <text:s text:c="15"/>string,</text:p>
      <text:p text:style-name="P2"><text:s text:c="2"/>subreddit_id <text:s text:c="12"/>string,</text:p>
      <text:p text:style-name="P2"><text:s text:c="2"/>ups <text:s text:c="21"/>int,</text:p>
      <text:p text:style-name="P2"><text:s text:c="2"/>created_utc_t <text:s text:c="11"/>timestamp</text:p>
      <text:p text:style-name="P2">)</text:p>
      <text:p text:style-name="P2">LOCATION '/data/reddit_csv/';</text:p>
      <text:p text:style-name="P2"/>
      <text:p text:style-name="P2"/>
      <text:p text:style-name="P2"/>
      <text:p text:style-name="P4">CREATE EXTERNAL TABLE r_<text:span text:style-name="T3">s3_1001parq</text:span> (</text:p>
      <text:p text:style-name="P4"><text:s text:c="2"/>archived <text:s text:c="16"/>boolean,</text:p>
      <text:p text:style-name="P4"><text:s text:c="2"/>author <text:s text:c="18"/>string,</text:p>
      <text:p text:style-name="P4"><text:s text:c="2"/>author_flair_css_class <text:s text:c="2"/>string,</text:p>
      <text:p text:style-name="P4"><text:s text:c="2"/>author_flair_text <text:s text:c="7"/>string,</text:p>
      <text:p text:style-name="P4"><text:s text:c="2"/>body <text:s text:c="20"/>string,</text:p>
      <text:p text:style-name="P4"><text:s text:c="2"/>controversiality <text:s text:c="8"/>int,</text:p>
      <text:p text:style-name="P4"><text:s text:c="2"/>created_utc <text:s text:c="13"/>string,</text:p>
      <text:p text:style-name="P4"><text:s text:c="2"/>distinguished <text:s text:c="11"/>string,</text:p>
      <text:p text:style-name="P4"><text:s text:c="2"/>downs <text:s text:c="19"/>int,</text:p>
      <text:p text:style-name="P4"><text:s text:c="2"/>edited <text:s text:c="18"/>boolean,</text:p>
      <text:p text:style-name="P4"><text:s text:c="2"/>gilded <text:s text:c="18"/>int,</text:p>
      <text:p text:style-name="P4"><text:soft-page-break/><text:s text:c="2"/>id <text:s text:c="22"/>string,</text:p>
      <text:p text:style-name="P4"><text:s text:c="2"/>link_id <text:s text:c="17"/>string,</text:p>
      <text:p text:style-name="P4"><text:s text:c="2"/>name <text:s text:c="20"/>string,</text:p>
      <text:p text:style-name="P4"><text:s text:c="2"/>parent_id <text:s text:c="15"/>string,</text:p>
      <text:p text:style-name="P4"><text:s text:c="2"/>removal_reason <text:s text:c="10"/>string,</text:p>
      <text:p text:style-name="P4"><text:s text:c="2"/>retrieved_on <text:s text:c="12"/>timestamp,</text:p>
      <text:p text:style-name="P4"><text:s text:c="2"/>score <text:s text:c="19"/>int,</text:p>
      <text:p text:style-name="P4"><text:s text:c="2"/>score_hidden <text:s text:c="12"/>boolean,</text:p>
      <text:p text:style-name="P4"><text:s text:c="2"/>subreddit <text:s text:c="15"/>string,</text:p>
      <text:p text:style-name="P4"><text:s text:c="2"/>subreddit_id <text:s text:c="12"/>string,</text:p>
      <text:p text:style-name="P4"><text:s text:c="2"/>ups <text:s text:c="21"/>int</text:p>
      <text:p text:style-name="P4">)</text:p>
      <text:p text:style-name="P8"/>
      <text:p text:style-name="P9"><text:span text:style-name="T3">LOCATION '</text:span>s3n://<text:span text:style-name="T5">reddit-comments/2007/;</text:span><text:tab/></text:p>
      <text:p text:style-name="P8"/>
      <text:p text:style-name="P11">atttempt:</text:p>
      <text:p text:style-name="P11"/>
      <text:p text:style-name="P5">CREATE EXTERNAL TABLE r_<text:span text:style-name="T3">s3_2007</text:span> (</text:p>
      <text:p text:style-name="P5"><text:s text:c="2"/>archived <text:s text:c="16"/>boolean,</text:p>
      <text:p text:style-name="P5"><text:s text:c="2"/>author <text:s text:c="18"/>string,</text:p>
      <text:p text:style-name="P5"><text:s text:c="2"/>author_flair_css_class <text:s text:c="2"/>string,</text:p>
      <text:p text:style-name="P5"><text:s text:c="2"/>author_flair_text <text:s text:c="7"/>string,</text:p>
      <text:p text:style-name="P5"><text:s text:c="2"/>body <text:s text:c="20"/>string,</text:p>
      <text:p text:style-name="P5"><text:s text:c="2"/>controversiality <text:s text:c="8"/>int,</text:p>
      <text:p text:style-name="P5"><text:s text:c="2"/>created_utc <text:s text:c="13"/>string,</text:p>
      <text:p text:style-name="P5"><text:s text:c="2"/>distinguished <text:s text:c="11"/>string,</text:p>
      <text:p text:style-name="P5"><text:s text:c="2"/>downs <text:s text:c="19"/>int,</text:p>
      <text:p text:style-name="P5"><text:s text:c="2"/>edited <text:s text:c="18"/>boolean,</text:p>
      <text:p text:style-name="P5"><text:s text:c="2"/>gilded <text:s text:c="18"/>int,</text:p>
      <text:p text:style-name="P5"><text:s text:c="2"/>id <text:s text:c="22"/>string,</text:p>
      <text:p text:style-name="P5"><text:s text:c="2"/>link_id <text:s text:c="17"/>string,</text:p>
      <text:p text:style-name="P5"><text:s text:c="2"/>name <text:s text:c="20"/>string,</text:p>
      <text:p text:style-name="P5"><text:s text:c="2"/>parent_id <text:s text:c="15"/>string,</text:p>
      <text:p text:style-name="P5"><text:s text:c="2"/>removal_reason <text:s text:c="10"/>string,</text:p>
      <text:p text:style-name="P5"><text:s text:c="2"/>retrieved_on <text:s text:c="12"/>timestamp,</text:p>
      <text:p text:style-name="P5"><text:s text:c="2"/>score <text:s text:c="19"/>int,</text:p>
      <text:p text:style-name="P5"><text:s text:c="2"/>score_hidden <text:s text:c="12"/>boolean,</text:p>
      <text:p text:style-name="P5"><text:s text:c="2"/>subreddit <text:s text:c="15"/>string,</text:p>
      <text:p text:style-name="P5"><text:s text:c="2"/>subreddit_id <text:s text:c="12"/>string,</text:p>
      <text:p text:style-name="P5"><text:s text:c="2"/>ups <text:s text:c="21"/>int</text:p>
      <text:p text:style-name="P5">)</text:p>
      <text:p text:style-name="P11">STORED AS PARQUET</text:p>
      <text:p text:style-name="P10"><text:span text:style-name="T3">LOCATION '</text:span>s3<text:span text:style-name="T6">a</text:span>://<text:span text:style-name="T6">AKIAJPJEBL6BOU5NPQIQ:XvKEWWaZ6z4thytuKw2IXdxV1nIQSD17y1O+apkl@reddit-comments/2007/';</text:span><text:tab/></text:p>
      <text:p text:style-name="P11"/>
      <text:p text:style-name="P11"/>
      <text:p text:style-name="P11"/>
      <text:p text:style-name="P11"/>
      <text:p text:style-name="P7"><text:soft-page-break/>sudo -u hdfs hadoop distcp <text:span text:style-name="T2">s3n://reddit-comments/2007/ <text:s/>hdfs:///data/r_2007json/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6:22:08.748733645</meta:creation-date>
    <dc:date>2016-01-29T21:54:09.109610115</dc:date>
    <meta:editing-duration>PT12H45M36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3" meta:paragraph-count="82" meta:word-count="183" meta:character-count="2799" meta:non-whitespace-character-count="1576"/>
  </office:meta>
</office:document-meta>
</file>